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Georgia1" svg:font-family="Georgia"/>
    <style:font-face style:name="Arial1" svg:font-family="Arial" style:font-pitch="variable"/>
    <style:font-face style:name="Georgia" svg:font-family="Georgia" style:font-pitch="variable"/>
    <style:font-face style:name="Liberation Sans1" svg:font-family="'Liberation Sans'" style:font-pitch="variable"/>
    <style:font-face style:name="Linux Libertine G1" svg:font-family="'Linux Libertine G'"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02cm" fo:padding-bottom="0cm" fo:padding-left="0cm" fo:padding-right="0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17.246cm" fo:min-width="25.187cm" fo:padding-top="0.02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false" fo:min-height="18.739cm" fo:min-width="25.187cm" fo:padding-top="0.02cm" fo:padding-bottom="0cm" fo:padding-left="0cm" fo:padding-right="0cm" fo:wrap-option="wrap"/>
    </style:style>
    <style:style style:name="gr6" style:family="graphic" style:parent-style-name="standard">
      <style:graphic-properties draw:stroke="none" svg:stroke-width="0cm" draw:fill="none" draw:textarea-vertical-align="top" draw:auto-grow-height="false" fo:min-height="13.109cm" fo:min-width="16.294cm" fo:padding-top="0.125cm" fo:padding-bottom="0.125cm" fo:padding-left="0.25cm" fo:padding-right="0.25cm" fo:wrap-option="wrap"/>
    </style:style>
    <style:style style:name="pr1" style:family="presentation" style:parent-style-name="BLANK-notes" style:list-style-name="L2">
      <style:graphic-properties draw:stroke="none" svg:stroke-width="0cm" draw:fill="none" draw:fill-color="#ffffff" draw:textarea-vertical-align="top" draw:auto-grow-height="false" draw:fit-to-size="false" fo:min-height="13.364cm" fo:padding-top="0.254cm" fo:padding-bottom="0.254cm" fo:padding-left="0cm" fo:padding-right="0cm" fo:wrap-option="wrap"/>
    </style:style>
    <style:style style:name="pr2" style:family="presentation" style:parent-style-name="BLANK-notes" style:list-style-name="L2">
      <style:graphic-properties draw:stroke="none" svg:stroke-width="0cm" draw:fill="none" draw:fill-color="#ffffff" draw:textarea-vertical-align="top" draw:auto-grow-height="false" draw:fit-to-size="false" fo:min-height="13.364cm" fo:padding-top="0.254cm" fo:padding-bottom="0.254cm" fo:padding-left="0cm" fo:padding-right="0cm" fo:wrap-option="wrap"/>
    </style:style>
    <style:style style:name="pr3" style:family="presentation" style:parent-style-name="BLANK-notes" style:list-style-name="L2">
      <style:graphic-properties draw:stroke="none" svg:stroke-width="0cm" draw:fill="none" draw:fill-color="#ffffff" draw:textarea-vertical-align="top" draw:auto-grow-height="false" draw:fit-to-size="false" fo:min-height="13.364cm" fo:padding-top="0.254cm" fo:padding-bottom="0.254cm" fo:padding-left="0cm" fo:padding-right="0cm" fo:wrap-option="wrap"/>
    </style:style>
    <style:style style:name="pr4" style:family="presentation" style:parent-style-name="BLANK-notes" style:list-style-name="L2">
      <style:graphic-properties draw:stroke="none" svg:stroke-width="0cm" draw:fill="none" draw:fill-color="#ffffff" draw:textarea-vertical-align="top" draw:auto-grow-height="false" draw:fit-to-size="false" fo:min-height="13.364cm" fo:padding-top="0.254cm" fo:padding-bottom="0.254cm" fo:padding-left="0cm" fo:padding-right="0cm" fo:wrap-option="wrap"/>
    </style:style>
    <style:style style:name="pr5" style:family="presentation" style:parent-style-name="BLANK-notes" style:list-style-name="L2">
      <style:graphic-properties draw:stroke="none" svg:stroke-width="0cm" draw:fill="none" draw:fill-color="#ffffff" draw:textarea-vertical-align="top" draw:auto-grow-height="false" draw:fit-to-size="false" fo:min-height="13.364cm" fo:padding-top="0.254cm" fo:padding-bottom="0.254cm" fo:padding-left="0cm" fo:padding-right="0cm" fo:wrap-option="wrap"/>
    </style:style>
    <style:style style:name="P1" style:family="paragraph">
      <style:paragraph-properties fo:margin-left="0cm" fo:margin-right="0cm" fo:margin-top="0cm" fo:margin-bottom="0cm" fo:line-height="98%" fo:text-align="start" fo:text-indent="0cm" style:writing-mode="lr-tb">
        <style:tab-stops>
          <style:tab-stop style:position="0cm"/>
        </style:tab-stops>
      </style:paragraph-properties>
    </style:style>
    <style:style style:name="P2" style:family="paragraph">
      <style:paragraph-properties fo:margin-left="0.599cm" fo:margin-right="0cm" fo:margin-top="0cm" fo:margin-bottom="0cm" fo:line-height="98%" fo:text-align="start" fo:text-indent="-0.573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margin-left="0cm" fo:margin-right="0cm" fo:margin-top="0cm" fo:margin-bottom="0cm" fo:line-height="98%" fo:text-align="start"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center" fo:text-indent="0cm" style:writing-mode="lr-tb" style:font-independent-line-spacing="true">
        <style:tab-stops>
          <style:tab-stop style:position="0cm"/>
        </style:tab-stops>
      </style:paragraph-properties>
      <style:text-properties fo:font-size="14pt" style:text-underline-style="none"/>
    </style:style>
    <style:style style:name="P11"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text-underline-style="none"/>
    </style:style>
    <style:style style:name="T1" style:family="text">
      <style:text-properties fo:font-variant="normal" fo:text-transform="none" fo:color="#000000" style:text-line-through-style="none" style:text-line-through-type="none" style:text-position="0% 100%" style:font-name="Georgia1" fo:font-size="28pt" fo:letter-spacing="normal" fo:font-style="normal" style:text-underline-style="none" fo:font-weight="normal" style:font-name-asian="Georgia1" style:font-size-asian="28pt" style:font-style-asian="normal" style:font-weight-asian="normal" style:font-name-complex="Georgia1"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Georgia1" fo:font-size="28pt" fo:letter-spacing="normal" fo:font-style="normal" style:text-underline-style="solid" style:text-underline-width="auto" style:text-underline-color="font-color" fo:font-weight="normal" style:font-name-asian="Georgia1" style:font-size-asian="28pt" style:font-style-asian="normal" style:font-weight-asian="normal" style:font-name-complex="Georgia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Georgia1" fo:font-size="22pt" fo:letter-spacing="normal" fo:font-style="normal" style:text-underline-style="none" fo:font-weight="normal" style:font-name-asian="Georgia1" style:font-size-asian="22pt" style:font-style-asian="normal" style:font-weight-asian="normal" style:font-name-complex="Georgia1"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Georgia1" fo:font-size="22pt" fo:letter-spacing="normal" fo:font-style="normal" style:text-underline-style="solid" style:text-underline-width="auto" style:text-underline-color="font-color" fo:font-weight="normal" style:font-name-asian="Georgia1" style:font-size-asian="22pt" style:font-style-asian="normal" style:font-weight-asian="normal" style:font-name-complex="Georgia1"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45;p26" draw:style-name="gr1" draw:text-style-name="P3" draw:layer="layout" svg:width="25.186cm" svg:height="17.265cm" svg:x="1.268cm" svg:y="3.302cm">
          <text:p text:style-name="P1"><text:span text:style-name="T1"><text:s/></text:span></text:p>
          <text:p text:style-name="P1"><text:span text:style-name="T1"><text:s/></text:span></text:p>
          <text:p text:style-name="P2"><text:span text:style-name="T1"><text:s/></text:span></text:p>
          <text:p text:style-name="P2"><text:span text:style-name="T1"><text:s/></text:span></text:p>
          <text:p text:style-name="P2"><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6" draw:style-name="gr1" draw:text-style-name="P3" draw:layer="layout" svg:width="25.186cm" svg:height="18.758cm" svg:x="1.216cm" svg:y="0.54cm">
          <text:p text:style-name="P4"><text:span text:style-name="T2">Voice</text:span></text:p>
          <text:p text:style-name="P5"><text:span text:style-name="T3"/></text:p>
          <text:p text:style-name="P6"><text:span text:style-name="T3">Thomson, Sir Joseph John (1846-1940)</text:span></text:p>
          <text:p text:style-name="P5"><text:span text:style-name="T3"/></text:p>
          <text:p text:style-name="P5"><text:span text:style-name="T3">British physicist and mathematician and head of a group of researchers at Cavendish Laboratory in Cambridge. Thomson discovered the electron. He is regarded as the founder of modern physics.</text:span></text:p>
          <text:p text:style-name="P5"><text:span text:style-name="T3"/></text:p>
          <text:p text:style-name="P6"><text:span text:style-name="T4">Electron</text:span></text:p>
          <text:p text:style-name="P5"><text:span text:style-name="T3">A subatomic participle and one of the basic constituents of matter. The electron was discovered in 1897 by Thomson. It is found in all atoms and contains the smallest known negative electrical charge. </text:span></text:p>
          <text:p text:style-name="P5"><text:span text:style-name="T3"/></text:p>
          <text:p text:style-name="P5"><text:span text:style-name="T4"/></text:p>
          <text:p text:style-name="P5"><text:span text:style-name="T3"/></text:p>
          <text:p text:style-name="P5"><text:span text:style-name="T4"/></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141;p13:notes" draw:style-name="gr2" draw:text-style-name="P7" draw:layer="layout" svg:width="16.793cm" svg:height="13.358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142;p13:notes" presentation:style-name="pr1" draw:text-style-name="P8" draw:layer="layout" svg:width="16.794cm" svg:height="13.36cm" svg:x="2.1cm" svg:y="14.107cm" presentation:class="notes" presentation:placeholder="true" presentation:user-transformed="true">
            <draw:text-box/>
          </draw:frame>
          <draw:page-thumbnail draw:name="Google Shape;143;p13:notes" draw:style-name="gr3" draw:layer="layout" svg:width="13.999cm" svg:height="11.136cm" svg:x="3.5cm" svg:y="2.227cm" draw:page-number="1" presentation:class="page"/>
        </presentation:notes>
      </draw:page>
      <draw:page draw:name="page2" draw:style-name="dp1" draw:master-page-name="BLANK" presentation:presentation-page-layout-name="AL1T0">
        <draw:custom-shape draw:name="Google Shape;145;p26" draw:style-name="gr4" draw:text-style-name="P9" draw:layer="layout" svg:width="25.186cm" svg:height="17.265cm" svg:x="1.268cm" svg:y="3.302cm">
          <text:p text:style-name="P1"><text:span text:style-name="T1"><text:s/></text:span></text:p>
          <text:p text:style-name="P1"><text:span text:style-name="T1"><text:s/></text:span></text:p>
          <text:p text:style-name="P2"><text:span text:style-name="T1"><text:s/></text:span></text:p>
          <text:p text:style-name="P2"><text:span text:style-name="T1"><text:s/></text:span></text:p>
          <text:p text:style-name="P2"><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6" draw:style-name="gr5" draw:text-style-name="P10" draw:layer="layout" svg:width="25.186cm" svg:height="18.758cm" svg:x="1.216cm" svg:y="0.54cm">
          <text:p text:style-name="P5"><text:span text:style-name="T3">Thomson discovered the electron.</text:span></text:p>
          <text:p text:style-name="P5"><text:span text:style-name="T3">The electron was discovered by Thomson.</text:span></text:p>
          <text:p text:style-name="P5"><text:span text:style-name="T3">The electron was discovered at Cambridge.</text:span></text:p>
          <text:p text:style-name="P5"><text:span text:style-name="T3">The man was arrested.</text:span></text:p>
          <text:p text:style-name="P5"><text:span text:style-name="T3">My car was stolen. // We do not know who stole my car.</text:span></text:p>
          <text:p text:style-name="P5"><text:span text:style-name="T3">Mistakes have been made.</text:span></text:p>
          <text:p text:style-name="P5"><text:span text:style-name="T3">This book must be returned to the library by the date above.</text:span></text:p>
          <text:p text:style-name="P5"><text:span text:style-name="T3">James bond was created by Ian Fleming.</text:span></text:p>
          <text:p text:style-name="P5"><text:span text:style-name="T3"/></text:p>
          <text:p text:style-name="P5"><text:span text:style-name="T3">1. Verbs which can not be passive: An intransitive verb can not be passive.</text:span></text:p>
          <text:p text:style-name="P5"><text:span text:style-name="T3">2. Some state verbs can not be passive.</text:span></text:p>
          <text:p text:style-name="P5"><text:span text:style-name="T3"/></text:p>
          <text:p text:style-name="P5"><text:span text:style-name="T3">The baby is smiling. </text:span></text:p>
          <text:p text:style-name="P5"><text:span text:style-name="T3">Peter has a guitar. </text:span></text:p>
          <text:p text:style-name="P5"><text:span text:style-name="T3"/></text:p>
          <text:p text:style-name="P5"><text:span text:style-name="T3"/></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141;p13:notes" draw:style-name="gr6" draw:text-style-name="P7" draw:layer="layout" svg:width="16.793cm" svg:height="13.358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142;p13:notes" presentation:style-name="pr2" draw:text-style-name="P8" draw:layer="layout" svg:width="16.794cm" svg:height="13.36cm" svg:x="2.1cm" svg:y="14.107cm" presentation:class="notes" presentation:placeholder="true" presentation:user-transformed="true">
            <draw:text-box/>
          </draw:frame>
          <draw:page-thumbnail draw:name="Google Shape;143;p13:notes" draw:style-name="gr3" draw:layer="layout" svg:width="13.999cm" svg:height="11.136cm" svg:x="3.5cm" svg:y="2.227cm" draw:page-number="2" presentation:class="page"/>
        </presentation:notes>
      </draw:page>
      <draw:page draw:name="page3" draw:style-name="dp1" draw:master-page-name="BLANK" presentation:presentation-page-layout-name="AL1T0">
        <draw:custom-shape draw:name="Google Shape;145;p26" draw:style-name="gr4" draw:text-style-name="P9" draw:layer="layout" svg:width="25.186cm" svg:height="17.265cm" svg:x="1.268cm" svg:y="3.302cm">
          <text:p text:style-name="P1"><text:span text:style-name="T1"><text:s/></text:span></text:p>
          <text:p text:style-name="P1"><text:span text:style-name="T1"><text:s/></text:span></text:p>
          <text:p text:style-name="P2"><text:span text:style-name="T1"><text:s/></text:span></text:p>
          <text:p text:style-name="P2"><text:span text:style-name="T1"><text:s/></text:span></text:p>
          <text:p text:style-name="P2"><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6" draw:style-name="gr5" draw:text-style-name="P11" draw:layer="layout" svg:width="25.186cm" svg:height="18.758cm" svg:x="1.216cm" svg:y="0.54cm">
          <text:p text:style-name="P5"><text:span text:style-name="T3">We usually use following verbs in the passive pattern.</text:span></text:p>
          <text:p text:style-name="P5"><text:span text:style-name="T3">allow</text:span></text:p>
          <text:p text:style-name="P5"><text:span text:style-name="T3">ask</text:span></text:p>
          <text:p text:style-name="P5"><text:span text:style-name="T3">award</text:span></text:p>
          <text:p text:style-name="P5"><text:span text:style-name="T3">bring</text:span></text:p>
          <text:p text:style-name="P5"><text:span text:style-name="T3">buy </text:span></text:p>
          <text:p text:style-name="P5"><text:span text:style-name="T3">charge</text:span></text:p>
          <text:p text:style-name="P5"><text:span text:style-name="T3">deny</text:span></text:p>
          <text:p text:style-name="P5"><text:span text:style-name="T3">feed</text:span></text:p>
          <text:p text:style-name="P5"><text:span text:style-name="T3">find</text:span></text:p>
          <text:p text:style-name="P5"><text:span text:style-name="T3">give</text:span></text:p>
          <text:p text:style-name="P5"><text:span text:style-name="T3">grant</text:span></text:p>
          <text:p text:style-name="P5"><text:span text:style-name="T3">offer</text:span></text:p>
          <text:p text:style-name="P5"><text:span text:style-name="T3">send</text:span></text:p>
          <text:p text:style-name="P5"><text:span text:style-name="T3">sell</text:span></text:p>
          <text:p text:style-name="P5"><text:span text:style-name="T3">show</text:span></text:p>
          <text:p text:style-name="P5"><text:span text:style-name="T3">promise</text:span></text:p>
          <text:p text:style-name="P5"><text:span text:style-name="T3"/></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141;p13:notes" draw:style-name="gr6" draw:text-style-name="P7" draw:layer="layout" svg:width="16.793cm" svg:height="13.358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142;p13:notes" presentation:style-name="pr3" draw:text-style-name="P8" draw:layer="layout" svg:width="16.794cm" svg:height="13.36cm" svg:x="2.1cm" svg:y="14.107cm" presentation:class="notes" presentation:placeholder="true" presentation:user-transformed="true">
            <draw:text-box/>
          </draw:frame>
          <draw:page-thumbnail draw:name="Google Shape;143;p13:notes" draw:style-name="gr3" draw:layer="layout" svg:width="13.999cm" svg:height="11.136cm" svg:x="3.5cm" svg:y="2.227cm" draw:page-number="3" presentation:class="page"/>
        </presentation:notes>
      </draw:page>
      <draw:page draw:name="page4" draw:style-name="dp1" draw:master-page-name="BLANK" presentation:presentation-page-layout-name="AL1T0">
        <draw:custom-shape draw:name="Google Shape;145;p26" draw:style-name="gr4" draw:text-style-name="P9" draw:layer="layout" svg:width="25.186cm" svg:height="17.265cm" svg:x="1.268cm" svg:y="3.302cm">
          <text:p text:style-name="P1"><text:span text:style-name="T1"><text:s/></text:span></text:p>
          <text:p text:style-name="P1"><text:span text:style-name="T1"><text:s/></text:span></text:p>
          <text:p text:style-name="P2"><text:span text:style-name="T1"><text:s/></text:span></text:p>
          <text:p text:style-name="P2"><text:span text:style-name="T1"><text:s/></text:span></text:p>
          <text:p text:style-name="P2"><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6" draw:style-name="gr5" draw:text-style-name="P11" draw:layer="layout" svg:width="25.186cm" svg:height="18.758cm" svg:x="1.216cm" svg:y="0.54cm">
          <text:p text:style-name="P5"><text:span text:style-name="T4"/></text:p>
          <text:p text:style-name="P5"><text:span text:style-name="T3">I play football.</text:span></text:p>
          <text:p text:style-name="P5"><text:span text:style-name="T3">Football is played by me.</text:span></text:p>
          <text:p text:style-name="P5"><text:span text:style-name="T3"/></text:p>
          <text:p text:style-name="P5"><text:span text:style-name="T3"/></text:p>
          <text:p text:style-name="P5"><text:span text:style-name="T3">I am playing football.</text:span></text:p>
          <text:p text:style-name="P5"><text:span text:style-name="T3">Football is being by me.</text:span></text:p>
          <text:p text:style-name="P5"><text:span text:style-name="T3"/></text:p>
          <text:p text:style-name="P5"><text:span text:style-name="T3"/></text:p>
          <text:p text:style-name="P5"><text:span text:style-name="T3">I have played football.</text:span></text:p>
          <text:p text:style-name="P5"><text:span text:style-name="T3">Football has been played by me.</text:span></text:p>
          <text:p text:style-name="P5"><text:span text:style-name="T3"/></text:p>
          <text:p text:style-name="P5"><text:span text:style-name="T3">I can play football.</text:span></text:p>
          <text:p text:style-name="P5"><text:span text:style-name="T3">Football can be played by me.</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Modal Verb</text:span></text:p>
          <text:p text:style-name="P5"><text:span text:style-name="T3">He can drive a car.</text:span></text:p>
          <text:p text:style-name="P5"><text:span text:style-name="T3">A car can be driven by him.</text:span></text:p>
          <text:p text:style-name="P5"><text:span text:style-name="T3"/></text:p>
          <text:p text:style-name="P5"><text:span text:style-name="T3">I should buy this watch.</text:span></text:p>
          <text:p text:style-name="P5"><text:span text:style-name="T3">A watch should be bought by m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141;p13:notes" draw:style-name="gr6" draw:text-style-name="P7" draw:layer="layout" svg:width="16.793cm" svg:height="13.358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142;p13:notes" presentation:style-name="pr4" draw:text-style-name="P8" draw:layer="layout" svg:width="16.794cm" svg:height="13.36cm" svg:x="2.1cm" svg:y="14.107cm" presentation:class="notes" presentation:placeholder="true" presentation:user-transformed="true">
            <draw:text-box/>
          </draw:frame>
          <draw:page-thumbnail draw:name="Google Shape;143;p13:notes" draw:style-name="gr3" draw:layer="layout" svg:width="13.999cm" svg:height="11.136cm" svg:x="3.5cm" svg:y="2.227cm" draw:page-number="4" presentation:class="page"/>
        </presentation:notes>
      </draw:page>
      <draw:page draw:name="page5" draw:style-name="dp1" draw:master-page-name="BLANK" presentation:presentation-page-layout-name="AL1T0">
        <draw:custom-shape draw:name="Google Shape;145;p26" draw:style-name="gr4" draw:text-style-name="P9" draw:layer="layout" svg:width="25.186cm" svg:height="17.265cm" svg:x="1.268cm" svg:y="3.302cm">
          <text:p text:style-name="P1"><text:span text:style-name="T1"><text:s/></text:span></text:p>
          <text:p text:style-name="P1"><text:span text:style-name="T1"><text:s/></text:span></text:p>
          <text:p text:style-name="P2"><text:span text:style-name="T1"><text:s/></text:span></text:p>
          <text:p text:style-name="P2"><text:span text:style-name="T1"><text:s/></text:span></text:p>
          <text:p text:style-name="P2"><text:span text:style-name="T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6" draw:style-name="gr5" draw:text-style-name="P11" draw:layer="layout" svg:width="25.186cm" svg:height="18.758cm" svg:x="1.216cm" svg:y="0.54cm">
          <text:p text:style-name="P5"><text:span text:style-name="T4"/></text:p>
          <text:p text:style-name="P5"><text:span text:style-name="T4">Modal Verb</text:span></text:p>
          <text:p text:style-name="P5"><text:span text:style-name="T3">He can drive a car.</text:span></text:p>
          <text:p text:style-name="P5"><text:span text:style-name="T3">A car can be driven by him.</text:span></text:p>
          <text:p text:style-name="P5"><text:span text:style-name="T3"/></text:p>
          <text:p text:style-name="P5"><text:span text:style-name="T3">I should buy this watch.</text:span></text:p>
          <text:p text:style-name="P5"><text:span text:style-name="T3">A watch should be bought by m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Google Shape;141;p13:notes" draw:style-name="gr6" draw:text-style-name="P7" draw:layer="layout" svg:width="16.793cm" svg:height="13.358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Google Shape;142;p13:notes" presentation:style-name="pr5" draw:text-style-name="P8" draw:layer="layout" svg:width="16.794cm" svg:height="13.36cm" svg:x="2.1cm" svg:y="14.107cm" presentation:class="notes" presentation:placeholder="true" presentation:user-transformed="true">
            <draw:text-box/>
          </draw:frame>
          <draw:page-thumbnail draw:name="Google Shape;143;p13:notes" draw:style-name="gr3" draw:layer="layout" svg:width="13.999cm" svg:height="11.136cm" svg:x="3.5cm" svg:y="2.227cm" draw:page-number="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Georgia1" svg:font-family="Georgia"/>
    <style:font-face style:name="Arial1" svg:font-family="Arial" style:font-pitch="variable"/>
    <style:font-face style:name="Georgia" svg:font-family="Georgia" style:font-pitch="variable"/>
    <style:font-face style:name="Liberation Sans1" svg:font-family="'Liberation Sans'" style:font-pitch="variable"/>
    <style:font-face style:name="Linux Libertine G1" svg:font-family="'Linux Libertine G'"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3-10T12:10:35.770535249</dc:date>
    <meta:editing-duration>P1DT9H43M56S</meta:editing-duration>
    <meta:editing-cycles>1010</meta:editing-cycles>
    <meta:document-statistic meta:object-count="43"/>
  </office:meta>
</office:document-meta>
</file>